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" svg:font-family="'IBM Plex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source-code-pro" svg:font-family="source-code-pro, Menlo, Monaco, Consolas, 'Courier New'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391fb" officeooo:paragraph-rsid="000391fb"/>
    </style:style>
    <style:style style:name="P2" style:family="paragraph" style:parent-style-name="Standard">
      <style:text-properties officeooo:paragraph-rsid="000391fb"/>
    </style:style>
    <style:style style:name="T1" style:family="text">
      <style:text-properties officeooo:rsid="000391f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text:tab/><text:tab/><text:tab/><text:tab/><text:tab/>Introduçao<text:line-break/><text:line-break/>The main goal of this exercise was to create a UDP server.<text:line-break/>UDP(User Datagram Protocol) is a communication protocol used across the Internet for especially time-sensitive transmissions like live-streams, video calls and gaming, where speed is more critical than accuracy.</text:span></text:p>
      <text:p text:style-name="P2"/>
      <text:p text:style-name="P1">1 UDP Socket</text:p>
      <text:p text:style-name="P1"/>
      <text:p text:style-name="P2"><text:span text:style-name="T1">The </text:span><text:span text:style-name="Source_20_Text"><text:span text:style-name="T1">udp_socket_t </text:span></text:span><text:span text:style-name="T1">class defined has the functionality for creating and receiving data over a UDP socket.<text:line-break/><text:line-break/>1.1 </text:span><text:span text:style-name="Source_20_Text"><text:span text:style-name="T1">There is a comment that implies that the interface and the implementation is not complete. What is missing there?</text:span></text:span></text:p>
      <text:p text:style-name="P2"><text:span text:style-name="Source_20_Text"/></text:p>
      <text:p text:style-name="P2"><text:span text:style-name="Source_20_Text"><text:span text:style-name="T1">In my point of view a destructor in this class was missing. Using ~udp_socket_t() was useful to close the socket file descriptor and this way we avoid file descriptor leaks.<text:line-break/><text:line-break/>1.2 C++ constructors don't allow returning errors. How would you avoid having to check that the socket is valid using the udp_socket_t::is_valid() function and rather signal immediately that the construction failed, without using exceptions?</text:span></text:span></text:p>
      <text:p text:style-name="P2"><text:span text:style-name="Source_20_Text"><text:span text:style-name="T1"><text:line-break/>To make this work we can implement a Factory Method. This static method is used to create an instance of udp_socket_t dynamically. It returns a unique pointer, which is a smart pointer that takes the ownership of the udp_socket_t object.<text:line-break/>This method encapsulates the creation of the initial validation process, returning nullptr if the socket setup fails.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1">1.3 Testing the udp_socket_t class</text:span></text:span></text:p>
      <text:p text:style-name="P2"><text:span text:style-name="Source_20_Text"/></text:p>
      <text:p text:style-name="P2"><text:span text:style-name="Source_20_Text"><text:span text:style-name="T1">In order to test all these functionalities I created a new file called TestUDP.cpp in order to make sure that this class was working as expected.<text:line-break/><text:line-break/>In order for this to work something was missing: the sendto(), so I created the send_to() method that allows sending data to a specified destination address and port. It uses the sendto() system call, transferring the user provided data to the given destination address.<text:line-break/><text:line-break/>This TestUDP start by creating a UDP socket, by calling the static create method.<text:line-break/>Next, we prepare the destination address structure of type sockaddr_in, which is used by the send_to method to send data. <text:line-break/>Then we send a message using the send_to method to the defined destination address.<text:line-break/>Finally we call the handle_read(). This method attempts to read data available on the socket in a non-blocking manner and print it, showing that this code can send and receive,with UDP, data to </text:span></text:span><text:soft-page-break/><text:span text:style-name="Source_20_Text"><text:span text:style-name="T1">the same machine that’s running the program. <text:line-break/><text:line-break/>2) Implementing the reactor_t class<text:line-break/><text:line-break/>This class manages a collection of handlers that are interested in reading events, such as file descriptors becoming ready to read.<text:line-break/>It runs a separate thread that continuously monitors these file descriptors for activity.</text:span></text:span></text:p>
      <text:p text:style-name="P2"><text:span text:style-name="Source_20_Text"/></text:p>
      <text:p text:style-name="P2"><text:span text:style-name="Source_20_Text"><text:span text:style-name="T1">Constuctor: initializes the stop_signal as false and launches a thread(reactor_thread) that runs the monitor_handlers(). This thread will continuously check the registered FDs for activity.<text:line-break/><text:line-break/>Destructor: signals the monitoring thread to stop by setting stop_signal to true and waits for the thread to finish execution by joining it.</text:span></text:span></text:p>
      <text:p text:style-name="P2"><text:span text:style-name="Source_20_Text"/></text:p>
      <text:p text:style-name="P2"><text:span text:style-name="Source_20_Text"><text:span text:style-name="T1">register_handler(): adds a new handler to the collection(handlers). It uses mutex to ensure a safe thread access.<text:line-break/><text:line-break/>unregister_handler(): Removes a handler from the collection based on its file descriptor. It also uses a mutex to ensure thread-safe access.</text:span></text:span></text:p>
      <text:p text:style-name="P2"><text:span text:style-name="Source_20_Text"><text:span text:style-name="T1">2.1) The monitoring thread: monitor_handlers()<text:line-break/>This method continuously monitors the registered Fds. It uses select() system call to wait for any of the registered FDs ti become ready for reading or until timeout occurs.</text:span></text:span></text:p>
      <text:p text:style-name="P2"><text:span text:style-name="Source_20_Text"/></text:p>
      <text:p text:style-name="P2"><text:span text:style-name="Source_20_Text"><text:span text:style-name="T1">1) Prepare a list of FDs – sets up fd_set, wich is a list that keeps track of which FDs it should monitor for potential incoming data. Then we make a copy of the registered handlers to avoid locking issues with other threads that might want to register or unregister handlers while its monitoring them.<text:line-break/><text:line-break/>2)Find max_fd – finds the highest FD number in the copied list of handlers. Select function requires it.<text:line-break/><text:line-break/>3) set timeout – It sets a timeout of 1 second, so select() will wait 1 second for an FD to become ready. If no FD is ready within that time, select finishes waiting.</text:span></text:span></text:p>
      <text:p text:style-name="P2"><text:span text:style-name="Source_20_Text"/></text:p>
      <text:p text:style-name="P2"><text:span text:style-name="Source_20_Text"><text:span text:style-name="T1">4) handle ready FDs – after select finishes, it goes through the copied list of handlers to see which FDs are ready(using FD_ISSET). For each FD that has data ready to be read, it calls that FDs handle_read method, letting it process the incoming data.</text:span></text:span></text:p>
      <text:p text:style-name="P2"><text:span text:style-name="Source_20_Text"><text:span text:style-name="T1">This means our application can handle multiple connections simultaneously, reacting to events (data arrival in this case) as they occur, without one operation blocking the execution of others (asynchronously connection)<text:line-break/><text:line-break/>5) repeat: it goes back to step one and repeats the process, unless its been told to stop via stop_signal.</text:span></text:span></text:p>
      <text:p text:style-name="P2"><text:soft-page-break/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1">3) Main function<text:line-break/>With everything set up, let me explain how the main function works:<text:line-break/><text:line-break/>1)Setup UDP sockets: two UDP sockets are created and bound to ports 5000 e 6000.<text:line-break/>2)Creating reactor: reactor_t object is instantiated. The reactor runs in its own thread, continuously monitoring registered handlers for any activity.<text:line-break/>3)Registering Handlers: The UDP sockets s1 and s2 are registered with the reactor handlers. The register_handler() method adds these sockets to the reactors map of FDs to be monitored.</text:span></text:span></text:p>
      <text:p text:style-name="P2"><text:span text:style-name="Source_20_Text"/></text:p>
      <text:p text:style-name="P2"><text:span text:style-name="Source_20_Text"><text:span text:style-name="T1">4)Unregistering handlers: Before the program exits, it gives the user an option to unregister one of the sockets(s2) by waiting for a key press. Unregister_handler()method removes s2 FD from the reactor monitoring list.</text:span></text:span></text:p>
      <text:p text:style-name="P2"><text:span text:style-name="Source_20_Text"/></text:p>
      <text:p text:style-name="P2"><text:span text:style-name="Source_20_Text"><text:span text:style-name="T1">5)End of the program: before exiting waits for another key press. When this happens the destructors of reactor_t object, s1 and s2 will be called.</text:span></text:span></text:p>
      <text:p text:style-name="P2"><text:span text:style-name="Source_20_Text"/></text:p>
      <text:p text:style-name="P2"><text:span text:style-name="Source_20_Text"><text:line-break/></text:span><text:span text:style-name="Source_20_Text"><text:span text:style-name="T1">4) How to test the UDP connection<text:line-break/><text:line-break/>When the program is running and waiting for a connection to be established, we can use a Netcat command(networking tool that can read and write data across network connections) to send a message.<text:line-break/><text:line-break/>We can open another terminal and try to check if everything is working as expected by doing the following:<text:line-break/>- echo "test message5000" | nc -u 127.0.0.1 5000<text:line-break/>- echo "test message6000" | nc -u 127.0.0.1 6000<text:line-break/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" svg:font-family="'IBM Plex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source-code-pro" svg:font-family="source-code-pro, Menlo, Monaco, Consolas, 'Courier New'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0:14:45.097415760</meta:creation-date>
    <dc:date>2024-04-07T13:51:28.911136901</dc:date>
    <meta:editing-duration>PT3H36M44S</meta:editing-duration>
    <meta:editing-cycles>1</meta:editing-cycles>
    <meta:document-statistic meta:table-count="0" meta:image-count="0" meta:object-count="0" meta:page-count="3" meta:paragraph-count="17" meta:word-count="934" meta:character-count="5803" meta:non-whitespace-character-count="4855"/>
    <meta:generator>LibreOffice/7.5.9.2$Linux_X86_64 LibreOffice_project/50$Build-2</meta:generator>
  </office:meta>
</office:document-meta>
</file>